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6.79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99.04pt"/>
    </style:style>
    <style:style style:name="co4" style:family="table-column">
      <style:table-column-properties fo:break-before="auto" style:column-width="190.91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48.84pt"/>
    </style:style>
    <style:style style:name="co8" style:family="table-column">
      <style:table-column-properties fo:break-before="auto" style:column-width="105.99pt"/>
    </style:style>
    <style:style style:name="co9" style:family="table-column">
      <style:table-column-properties fo:break-before="auto" style:column-width="117.75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" style:language-complex="hi" style:country-complex="IN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ff" style:text-line-through-style="none" style:text-line-through-type="none" style:font-name="Arial" fo:font-size="10pt" fo:font-style="normal" style:text-underline-style="solid" style:text-underline-width="auto" style:text-underline-color="font-color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4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36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number-columns-repeated="247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Manufacturer Part No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cription</text:p>
          </table:table-cell>
          <table:table-cell table:style-name="ce5" office:value-type="string" calcext:value-type="string">
            <text:p>FARNELL</text:p>
          </table:table-cell>
          <table:table-cell table:style-name="ce5" office:value-type="string" calcext:value-type="string">
            <text:p>Price €</text:p>
          </table:table-cell>
          <table:table-cell table:style-name="ce1" office:value-type="string" calcext:value-type="string">
            <text:p>Quantity</text:p>
          </table:table-cell>
          <table:table-cell table:style-name="ce5" office:value-type="string" calcext:value-type="string">
            <text:p>Min. Quantity Cost €</text:p>
          </table:table-cell>
          <table:table-cell table:number-columns-repeated="248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TMEGA1284P-AU</text:p>
          </table:table-cell>
          <table:table-cell table:style-name="ce2" office:value-type="string" calcext:value-type="string">
            <text:p>TQFP-44</text:p>
          </table:table-cell>
          <table:table-cell table:style-name="ce2" office:value-type="string" calcext:value-type="string">
            <text:p>microcontroller</text:p>
          </table:table-cell>
          <table:table-cell table:style-name="ce6" table:formula="of:=HYPERLINK(&quot;http://it.farnell.com/atmel/atmega1284p-au/mcu-8bit-atmega-20mhz-tqfp-44/dp/1715480&quot;;&quot;FARNELL&quot;)" office:value-type="string" office:string-value="FARNELL" calcext:value-type="string">
            <text:p>FARNELL</text:p>
          </table:table-cell>
          <table:table-cell table:style-name="ce9" office:value-type="float" office:value="7.56" calcext:value-type="float">
            <text:p>7.56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7.56" calcext:value-type="float">
            <text:p>7.56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16Mhz/18pF</text:p>
          </table:table-cell>
          <table:table-cell table:style-name="ce2" office:value-type="string" calcext:value-type="string">
            <text:p>MCRSD16000F183000RR</text:p>
          </table:table-cell>
          <table:table-cell table:style-name="ce2" office:value-type="string" calcext:value-type="string">
            <text:p>SMD 11.4 x 4.7 mm</text:p>
          </table:table-cell>
          <table:table-cell table:style-name="ce2" office:value-type="string" calcext:value-type="string">
            <text:p>crystal</text:p>
          </table:table-cell>
          <table:table-cell table:style-name="ce6" table:formula="of:=HYPERLINK(&quot;http://it.farnell.com/multicomp/mcrsd16000f183000rr/crystal-16mhz-18pf-hc49-us-smd/dp/2395958&quot;;&quot;FARNELL&quot;)" office:value-type="string" office:string-value="FARNELL" calcext:value-type="string">
            <text:p>FARNELL</text:p>
          </table:table-cell>
          <table:table-cell table:style-name="ce9" office:value-type="float" office:value="0.2" calcext:value-type="float">
            <text:p>0.20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2" calcext:value-type="float">
            <text:p>0.20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ERJ8GEYJ103V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6" table:formula="of:=HYPERLINK(&quot;http://it.farnell.com/panasonic-electronic-components/erj8geyj103v/resistore-1206-10k-5-0-25w/dp/2057856&quot;;&quot;FARNELL&quot;)" office:value-type="string" office:string-value="FARNELL" calcext:value-type="string">
            <text:p>FARNELL</text:p>
          </table:table-cell>
          <table:table-cell table:style-name="ce9" office:value-type="float" office:value="0.026" calcext:value-type="float">
            <text:p>0.03</text:p>
          </table:table-cell>
          <table:table-cell table:style-name="ce2" office:value-type="float" office:value="8" calcext:value-type="float">
            <text:p>8</text:p>
          </table:table-cell>
          <table:table-cell table:style-name="ce9" office:value-type="float" office:value="0.26" calcext:value-type="float">
            <text:p>0.26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22pF</text:p>
          </table:table-cell>
          <table:table-cell table:style-name="ce2" office:value-type="string" calcext:value-type="string">
            <text:p>MC1206N220J50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6" table:formula="of:=HYPERLINK(&quot;http://it.farnell.com/multicomp/mc1206n220j500ct/condens-mlcc-c0g-np0-22pf-50v/dp/2320891&quot;;&quot;FARNELL&quot;)" office:value-type="string" office:string-value="FARNELL" calcext:value-type="string">
            <text:p>FARNELL</text:p>
          </table:table-cell>
          <table:table-cell table:style-name="ce9" office:value-type="float" office:value="0.047" calcext:value-type="float">
            <text:p>0.05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float" office:value="0.47" calcext:value-type="float">
            <text:p>0.47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10uF</text:p>
          </table:table-cell>
          <table:table-cell table:style-name="ce2" office:value-type="string" calcext:value-type="string">
            <text:p>MC1206X106K25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6" table:formula="of:=HYPERLINK(&quot;http://it.farnell.com/multicomp/mc1206x106k250ct/condensatore-mlcc-x5r-10uf-25v/dp/2112753&quot;;&quot;FARNELL&quot;)" office:value-type="string" office:string-value="FARNELL" calcext:value-type="string">
            <text:p>FARNELL</text:p>
          </table:table-cell>
          <table:table-cell table:style-name="ce9" office:value-type="float" office:value="0.154" calcext:value-type="float">
            <text:p>0.15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154" calcext:value-type="float">
            <text:p>0.15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MC1206F105Z50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6" table:formula="of:=HYPERLINK(&quot;http://it.farnell.com/multicomp/mc1206f105z500ct/condensatore-mlcc-y5v-1uf-50v/dp/1759455&quot;;&quot;FARNELL&quot;)" office:value-type="string" office:string-value="FARNELL" calcext:value-type="string">
            <text:p>FARNELL</text:p>
          </table:table-cell>
          <table:table-cell table:style-name="ce9" office:value-type="float" office:value="0.0634" calcext:value-type="float">
            <text:p>0.06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634" calcext:value-type="float">
            <text:p>0.63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MC1206B104K500CT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capacitor</text:p>
          </table:table-cell>
          <table:table-cell table:style-name="ce6" table:formula="of:=HYPERLINK(&quot;http://it.farnell.com/multicomp/mc1206b104k500ct/condensatore-mlcc-x7r-100nf-50v/dp/1759361&quot;;&quot;FARNELL&quot;)" office:value-type="string" office:string-value="FARNELL" calcext:value-type="string">
            <text:p>FARNELL</text:p>
          </table:table-cell>
          <table:table-cell table:style-name="ce9" office:value-type="float" office:value="0.0354" calcext:value-type="float">
            <text:p>0.04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float" office:value="0.35" calcext:value-type="float">
            <text:p>0.35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MCL-S250GC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green led</text:p>
          </table:table-cell>
          <table:table-cell table:style-name="ce6" table:formula="of:=HYPERLINK(&quot;http://it.farnell.com/multicomp/mcl-s250gc/led-smd-1206-verde/dp/1581232&quot;;&quot;FARNELL&quot;)" office:value-type="string" office:string-value="FARNELL" calcext:value-type="string">
            <text:p>FARNELL</text:p>
          </table:table-cell>
          <table:table-cell table:style-name="ce9" office:value-type="float" office:value="0.12" calcext:value-type="float">
            <text:p>0.12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6" calcext:value-type="float">
            <text:p>0.60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2" office:value-type="string" calcext:value-type="string">
            <text:p>CRCW1206499RFKEA</text:p>
          </table:table-cell>
          <table:table-cell table:style-name="ce2"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6" table:formula="of:=HYPERLINK(&quot;http://it.farnell.com/vishay-draloric/crcw1206499rfkea/resistor-1206-499r-1/dp/1470020&quot;;&quot;FARNELL&quot;)" office:value-type="string" office:string-value="FARNELL" calcext:value-type="string">
            <text:p>FARNELL</text:p>
          </table:table-cell>
          <table:table-cell table:style-name="ce9" office:value-type="float" office:value="0.028" calcext:value-type="float">
            <text:p>0.03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float" office:value="0.28" calcext:value-type="float">
            <text:p>0.28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100k</text:p>
          </table:table-cell>
          <table:table-cell table:style-name="ce4" office:value-type="string" calcext:value-type="string">
            <text:p>MC0125W12061100K</text:p>
          </table:table-cell>
          <table:table-cell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6" table:formula="of:=HYPERLINK(&quot;http://it.farnell.com/multicomp/mc0125w12061100k/res-film-spesso-100k-1-0-125w/dp/9335773&quot;;&quot;FARNELL&quot;)" office:value-type="string" office:string-value="FARNELL" calcext:value-type="string">
            <text:p>FARNELL</text:p>
          </table:table-cell>
          <table:table-cell table:style-name="ce3" office:value-type="float" office:value="0.0035" calcext:value-type="float">
            <text:p>0.003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4" calcext:value-type="float">
            <text:p>0.04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499k</text:p>
          </table:table-cell>
          <table:table-cell office:value-type="string" calcext:value-type="string">
            <text:p>MC0063W06031499K</text:p>
          </table:table-cell>
          <table:table-cell office:value-type="float" office:value="1206" calcext:value-type="float">
            <text:p>1206</text:p>
          </table:table-cell>
          <table:table-cell table:style-name="ce2" office:value-type="string" calcext:value-type="string">
            <text:p>resistor</text:p>
          </table:table-cell>
          <table:table-cell table:style-name="ce6" table:formula="of:=HYPERLINK(&quot;http://it.farnell.com/multicomp/mc0063w06031499k/res-film-spesso-499k-1-0-063w/dp/1171055&quot;;&quot;FARNELL&quot;)" office:value-type="string" office:string-value="FARNELL" calcext:value-type="string">
            <text:p>FARNELL</text:p>
          </table:table-cell>
          <table:table-cell table:style-name="ce3" office:value-type="float" office:value="0.0013" calcext:value-type="float">
            <text:p>0.0013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0.01" calcext:value-type="float">
            <text:p>0.01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pin header</text:p>
          </table:table-cell>
          <table:table-cell table:style-name="ce2" office:value-type="float" office:value="61304011021" calcext:value-type="float">
            <text:p>61304011021</text:p>
          </table:table-cell>
          <table:table-cell table:style-name="ce2" office:value-type="string" calcext:value-type="string">
            <text:p>2.54 mm</text:p>
          </table:table-cell>
          <table:table-cell table:style-name="ce2" office:value-type="string" calcext:value-type="string">
            <text:p>pin header</text:p>
          </table:table-cell>
          <table:table-cell table:style-name="ce6" table:formula="of:=HYPERLINK(&quot;http://it.farnell.com/wurth-elektronik/61304011021/header-2-54mm-pin-tht-r-a-40way/dp/2356192&quot;;&quot;FARNELL&quot;)" office:value-type="string" office:string-value="FARNELL" calcext:value-type="string">
            <text:p>FARNELL</text:p>
          </table:table-cell>
          <table:table-cell table:style-name="ce9" office:value-type="float" office:value="1.77" calcext:value-type="float">
            <text:p>1.77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formula="of:=[.F13]*[.G13]" office:value-type="float" office:value="1.77" calcext:value-type="float">
            <text:p>1.77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pin header</text:p>
          </table:table-cell>
          <table:table-cell table:style-name="ce2" office:value-type="string" calcext:value-type="string">
            <text:p>M20-9990246</text:p>
          </table:table-cell>
          <table:table-cell table:style-name="ce2" office:value-type="string" calcext:value-type="string">
            <text:p>2.54 mm</text:p>
          </table:table-cell>
          <table:table-cell table:style-name="ce2" office:value-type="string" calcext:value-type="string">
            <text:p>pin header</text:p>
          </table:table-cell>
          <table:table-cell table:style-name="ce6" table:formula="of:=HYPERLINK(&quot;http://it.farnell.com/harwin/m20-9990246/header-diritta-2-54mm-1row-bifase/dp/1022247&quot;;&quot;FARNELL&quot;)" office:value-type="string" office:string-value="FARNELL" calcext:value-type="string">
            <text:p>FARNELL</text:p>
          </table:table-cell>
          <table:table-cell table:style-name="ce9" office:value-type="float" office:value="0.0653" calcext:value-type="float">
            <text:p>0.07</text:p>
          </table:table-cell>
          <table:table-cell table:style-name="ce2" office:value-type="float" office:value="2" calcext:value-type="float">
            <text:p>2</text:p>
          </table:table-cell>
          <table:table-cell table:style-name="ce9" office:value-type="float" office:value="0.65" calcext:value-type="float">
            <text:p>0.65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table:style-name="ce2" office:value-type="string" calcext:value-type="string">
            <text:p>LCD display</text:p>
          </table:table-cell>
          <table:table-cell table:style-name="ce2" office:value-type="string" calcext:value-type="string">
            <text:p>12864 V2.0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LCD display</text:p>
          </table:table-cell>
          <table:table-cell table:style-name="ce6" table:formula="of:=HYPERLINK(&quot;http://www.ebay.de/itm/271513573302&quot;;&quot;EBAY&quot;)" office:value-type="string" office:string-value="EBAY" calcext:value-type="string">
            <text:p>EBAY</text:p>
          </table:table-cell>
          <table:table-cell table:style-name="ce7" office:value-type="float" office:value="11.5" calcext:value-type="float">
            <text:p>11.5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1.5" calcext:value-type="float">
            <text:p>11.5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driver</text:p>
          </table:table-cell>
          <table:table-cell office:value-type="string" calcext:value-type="string">
            <text:p>ULN2003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arlington array</text:p>
          </table:table-cell>
          <table:table-cell table:style-name="ce6" table:formula="of:=HYPERLINK(&quot;http://it.farnell.com/stmicroelectronics/uln2003a/darlington-array-7npn-2003-dip16/dp/1094421&quot;;&quot;FARNELL&quot;)" office:value-type="string" office:string-value="FARNELL" calcext:value-type="string">
            <text:p>FARNELL</text:p>
          </table:table-cell>
          <table:table-cell table:style-name="ce3"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52" calcext:value-type="float">
            <text:p>0.52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relay</text:p>
          </table:table-cell>
          <table:table-cell office:value-type="string" calcext:value-type="string">
            <text:p>FRS1B-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V relay</text:p>
          </table:table-cell>
          <table:table-cell table:style-name="ce6" table:formula="of:=HYPERLINK(&quot;http://www.ebay.it/itm/Printrelais-5-V-DC-1-A-1-Wechsler-FiC-FRS1B-S-DC05-1-St-/400881999167?hash=item5d566ddd3f:g:uWsAAOSwT6pVk9bA&quot;;&quot;EBAY&quot;)" office:value-type="string" office:string-value="EBAY" calcext:value-type="string">
            <text:p>EBAY</text:p>
          </table:table-cell>
          <table:table-cell table:style-name="ce3" office:value-type="float" office:value="1.59" calcext:value-type="float">
            <text:p>1.59</text:p>
          </table:table-cell>
          <table:table-cell office:value-type="float" office:value="6" calcext:value-type="float">
            <text:p>6</text:p>
          </table:table-cell>
          <table:table-cell table:style-name="ce3" table:formula="of:=[.F17]*[.G17]" office:value-type="float" office:value="9.54" calcext:value-type="float">
            <text:p>9.54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push button</text:p>
          </table:table-cell>
          <table:table-cell office:value-type="string" calcext:value-type="string">
            <text:p>SPST-NO Butt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PST-NO push button</text:p>
          </table:table-cell>
          <table:table-cell table:style-name="ce6" table:formula="of:=HYPERLINK(&quot;http://www.ebay.it/itm/251383502767?_trksid=p2060353.m2749.l2649&amp;var=550311934053&amp;ssPageName=STRK%3AMEBIDX%3AIT&quot;;&quot;EBAY&quot;)" office:value-type="string" office:string-value="EBAY" calcext:value-type="string">
            <text:p>EBAY</text:p>
          </table:table-cell>
          <table:table-cell table:style-name="ce3" office:value-type="float" office:value="1.19" calcext:value-type="float">
            <text:p>1.19</text:p>
          </table:table-cell>
          <table:table-cell office:value-type="float" office:value="2" calcext:value-type="float">
            <text:p>2</text:p>
          </table:table-cell>
          <table:table-cell table:style-name="ce3" table:formula="of:=[.F18]*[.G18]" office:value-type="float" office:value="2.38" calcext:value-type="float">
            <text:p>2.38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B10K</text:p>
          </table:table-cell>
          <table:table-cell/>
          <table:table-cell office:value-type="string" calcext:value-type="string">
            <text:p>10K potentiometer</text:p>
          </table:table-cell>
          <table:table-cell table:style-name="ce6" table:formula="of:=HYPERLINK(&quot;http://www.ebay.it/itm/191881383638?_trksid=p2060353.m2749.l2649&amp;var=490927378162&amp;ssPageName=STRK%3AMEBIDX%3AIT&quot;;&quot;EBAY&quot;)" office:value-type="string" office:string-value="EBAY" calcext:value-type="string">
            <text:p>EBAY</text:p>
          </table:table-cell>
          <table:table-cell table:style-name="ce3" office:value-type="float" office:value="3.39" calcext:value-type="float">
            <text:p>3.39</text:p>
          </table:table-cell>
          <table:table-cell office:value-type="float" office:value="2" calcext:value-type="float">
            <text:p>2</text:p>
          </table:table-cell>
          <table:table-cell table:style-name="ce3" table:formula="of:=[.G19]*[.F19]" office:value-type="float" office:value="6.78" calcext:value-type="float">
            <text:p>6.78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MDF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mm MDF wood (50x70cm)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acrylic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mm acrylic (15x20cm)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/>
          <table:table-cell table:style-name="ce7"/>
          <table:table-cell table:number-columns-repeated="246"/>
        </table:table-row>
        <table:table-row table:style-name="ro1">
          <table:table-cell office:value-type="string" calcext:value-type="string">
            <text:p>wir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arious 0.14mm wires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office:value-type="string" calcext:value-type="string">
            <text:p>double side scotch tape</text:p>
          </table:table-cell>
          <table:table-cell table:number-columns-repeated="2"/>
          <table:table-cell office:value-type="string" calcext:value-type="string">
            <text:p>double side mounting scotch tape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office:value-type="string" calcext:value-type="string">
            <text:p>nuts and bolts</text:p>
          </table:table-cell>
          <table:table-cell table:number-columns-repeated="2"/>
          <table:table-cell office:value-type="string" calcext:value-type="string">
            <text:p>6xM3 10mm and 6xM3 nuts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office:value-type="string" calcext:value-type="string">
            <text:p>pololu voltage regulator</text:p>
          </table:table-cell>
          <table:table-cell office:value-type="string" calcext:value-type="string">
            <text:p>S10V4F5</text:p>
          </table:table-cell>
          <table:table-cell/>
          <table:table-cell office:value-type="string" calcext:value-type="string">
            <text:p>step up/step down voltage regulator</text:p>
          </table:table-cell>
          <table:table-cell table:style-name="ce6" table:formula="of:=HYPERLINK(&quot;https://www.pololu.com/product/2121&quot;;&quot;POLOLU&quot;)" office:value-type="string" office:string-value="POLOLU" calcext:value-type="string">
            <text:p>POLOLU</text:p>
          </table:table-cell>
          <table:table-cell table:style-name="ce3" office:value-type="float" office:value="4.49" calcext:value-type="float">
            <text:p>4.49</text:p>
          </table:table-cell>
          <table:table-cell office:value-type="float" office:value="1" calcext:value-type="float">
            <text:p>1</text:p>
          </table:table-cell>
          <table:table-cell table:style-name="ce3" table:formula="of:=[.F25]*[.G25]" office:value-type="float" office:value="4.49" calcext:value-type="float">
            <text:p>4.49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ce2" office:value-type="string" calcext:value-type="string">
            <text:p>banana plug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banana plug</text:p>
          </table:table-cell>
          <table:table-cell table:style-name="ce6" table:formula="of:=HYPERLINK(&quot;http://www.hobbyking.com/hobbyking/store/__74597__XT30_charge_lead_with_4mm_banana_plugs_AR_Warehouse_.html&quot;;&quot;HOBBY KING&quot;)" office:value-type="string" office:string-value="HOBBY KING" calcext:value-type="string">
            <text:p>HOBBY KING</text:p>
          </table:table-cell>
          <table:table-cell table:style-name="ce7" office:value-type="float" office:value="1.91" calcext:value-type="float">
            <text:p>1.91</text:p>
          </table:table-cell>
          <table:table-cell table:style-name="ce2" office:value-type="float" office:value="1" calcext:value-type="float">
            <text:p>1</text:p>
          </table:table-cell>
          <table:table-cell table:style-name="ce3" table:formula="of:=[.F26]*[.G26]" office:value-type="float" office:value="1.91" calcext:value-type="float">
            <text:p>1.91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ce2" office:value-type="string" calcext:value-type="string">
            <text:p>FR2/FR4 copper sheet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single side 100x160mm </text:p>
          </table:table-cell>
          <table:table-cell table:number-columns-repeated="2" table:style-name="ce7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ce2" office:value-type="string" calcext:value-type="string">
            <text:p>cyanoacrylate glue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string" calcext:value-type="string">
            <text:p>standard cyano glue (SuperGlue/Attack)</text:p>
          </table:table-cell>
          <table:table-cell table:number-columns-repeated="4" table:style-name="ce7" office:value-type="string" calcext:value-type="string">
            <text:p>-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5" office:value-type="string" calcext:value-type="string">
            <text:p>Total cost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ce2" table:number-columns-repeated="4"/>
          <table:table-cell table:style-name="ce7" table:number-columns-repeated="2"/>
          <table:table-cell table:style-name="ce2"/>
          <table:table-cell table:style-name="ce10" table:formula="of:=SUM([.H2:.H26])" office:value-type="float" office:value="50.098" calcext:value-type="float">
            <text:p>50.098</text:p>
          </table:table-cell>
          <table:table-cell table:style-name="ce7"/>
          <table:table-cell table:style-name="ce11"/>
          <table:table-cell table:number-columns-repeated="246"/>
        </table:table-row>
        <table:table-row table:style-name="ro1" table:number-rows-repeated="6">
          <table:table-cell table:style-name="ce2" table:number-columns-repeated="4"/>
          <table:table-cell table:style-name="ce7" table:number-columns-repeated="2"/>
          <table:table-cell table:style-name="ce2"/>
          <table:table-cell table:style-name="ce11"/>
          <table:table-cell table:style-name="ce7"/>
          <table:table-cell table:style-name="ce11"/>
          <table:table-cell table:number-columns-repeated="246"/>
        </table:table-row>
        <table:table-row table:style-name="ro1">
          <table:table-cell table:style-name="ce2" table:number-columns-spanned="9" table:number-rows-spanned="1"/>
          <table:covered-table-cell table:number-columns-repeated="3" table:style-name="ce2"/>
          <table:covered-table-cell table:number-columns-repeated="2" table:style-name="ce8"/>
          <table:covered-table-cell table:style-name="ce2"/>
          <table:covered-table-cell table:number-columns-repeated="2" table:style-name="ce8"/>
          <table:table-cell table:style-name="ce11"/>
          <table:table-cell table:number-columns-repeated="246"/>
        </table:table-row>
        <table:table-row table:style-name="ro1" table:number-rows-repeated="968">
          <table:table-cell table:style-name="ce2" table:number-columns-repeated="4"/>
          <table:table-cell table:style-name="ce7" table:number-columns-repeated="2"/>
          <table:table-cell table:style-name="ce2"/>
          <table:table-cell table:style-name="ce7" table:number-columns-repeated="3"/>
          <table:table-cell table:number-columns-repeated="246"/>
        </table:table-row>
        <table:table-row table:style-name="ro1" table:number-rows-repeated="1047570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text>€</number:text>
      <number:number number:decimal-places="2" loext:min-decimal-places="2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17:49:17.429891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1T17:52:18.125471995</dc:date>
    <meta:editing-duration>PT1H53M7S</meta:editing-duration>
    <meta:editing-cycles>25</meta:editing-cycles>
    <meta:generator>LibreOffice/5.0.3.2$Linux_X86_64 LibreOffice_project/00m0$Build-2</meta:generator>
    <meta:document-statistic meta:table-count="1" meta:cell-count="220" meta:object-count="0"/>
  </office:meta>
</office:document-meta>
</file>